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7.93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auto-grow-height="true" fo:min-height="13.86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subtitle">
      <style:graphic-properties draw:fill-color="#ffffff" fo:min-height="13.609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outline1">
      <style:graphic-properties draw:auto-grow-height="true" fo:min-height="13.86cm"/>
    </style:style>
    <style:style style:name="pr10" style:family="presentation" style:parent-style-name="Default-outline1">
      <style:graphic-properties fo:min-height="15.249cm"/>
    </style:style>
    <style:style style:name="co1" style:family="table-column">
      <style:table-column-properties style:column-width="5.733cm" style:use-optimal-column-width="false"/>
    </style:style>
    <style:style style:name="co2" style:family="table-column">
      <style:table-column-properties style:column-width="8.628cm" style:use-optimal-column-width="false"/>
    </style:style>
    <style:style style:name="co3" style:family="table-column">
      <style:table-column-properties style:column-width="8.639cm" style:use-optimal-column-width="false"/>
    </style:style>
    <style:style style:name="ro1" style:family="table-row">
      <style:table-row-properties style:row-height="1.177cm"/>
    </style:style>
    <style:style style:name="ro2" style:family="table-row">
      <style:table-row-properties style:row-height="3.253cm"/>
    </style:style>
    <style:style style:name="ro3" style:family="table-row">
      <style:table-row-properties style:row-height="2.902cm"/>
    </style:style>
    <style:style style:name="ce1" style:family="table-cell">
      <style:graphic-properties draw:fill="solid" draw:fill-color="#ffffff" style:repeat="repeat"/>
      <style:paragraph-properties fo:border="0.001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P4" style:family="paragraph">
      <style:paragraph-properties fo:margin-left="0.635cm" fo:margin-right="0cm" fo:text-indent="-0.635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style:text-autospace="none"/>
    </style:style>
    <style:style style:name="P7" style:family="paragraph">
      <style:text-properties fo:font-family="Arial" style:font-family-generic="swiss" style:font-pitch="variable" fo:font-size="32pt" style:font-size-asian="32pt" style:font-size-complex="3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>
        <style:tab-stops/>
      </style:paragraph-properties>
    </style:style>
    <style:style style:name="P10" style:family="paragraph">
      <style:paragraph-properties>
        <style:tab-stops/>
      </style:paragraph-properties>
      <style:text-properties fo:font-size="32pt" style:font-size-asian="32pt" style:font-size-complex="32pt"/>
    </style:style>
    <style:style style:name="P11" style:family="paragraph">
      <style:text-properties fo:font-size="20pt"/>
    </style:style>
    <style:style style:name="P12" style:family="paragraph">
      <style:paragraph-properties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family="Arial" style:font-family-generic="swiss" style:font-pitch="variable" fo:font-size="32pt" style:font-family-asian="'Courier New'" style:font-family-generic-asian="modern" style:font-pitch-asian="fixed" style:font-size-asian="32pt" style:font-family-complex="'Courier New'" style:font-family-generic-complex="modern" style:font-pitch-complex="fixed" style:font-size-complex="32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text-position="super 58%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Design By Contract</text:p>
          </draw:text-box>
        </draw:frame>
        <draw:frame presentation:style-name="pr2" draw:text-style-name="P1" draw:layer="layout" svg:width="25.199cm" svg:height="17.936cm" svg:x="1.4cm" svg:y="0.837cm" presentation:class="subtitle">
          <draw:text-box>
            <text:p text:style-name="P1">Mincom Technology Talk</text:p>
            <text:p text:style-name="P1">August 2011</text:p>
            <text:p text:style-name="P1">Mark Perr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4" draw:text-style-name="P2" draw:layer="layout" svg:width="25.199cm" svg:height="13.86cm" svg:x="1.4cm" svg:y="4.914cm" presentation:class="subtitle">
          <draw:text-box>
            <text:list text:style-name="L1">
              <text:list-header>
                <text:p text:style-name="P2">Mark Perry</text:p>
                <text:p text:style-name="P2">Senior Dialog Consultant</text:p>
                <text:p text:style-name="P2"/>
                <text:p text:style-name="P2">Principle areas of interest:</text:p>
              </text:list-header>
              <text:list-item>
                <text:p text:style-name="P2">Architecture</text:p>
              </text:list-item>
              <text:list-item>
                <text:p text:style-name="P2">Development</text:p>
              </text:list-item>
              <text:list-item>
                <text:p text:style-name="P2">Processes</text:p>
              </text:list-item>
            </text:list>
            <text:p text:style-name="P2"/>
          </draw:text-box>
        </draw:frame>
        <draw:frame presentation:style-name="pr5" draw:layer="layout" svg:width="25.199cm" svg:height="3.256cm" svg:x="1.4cm" svg:y="0.962cm" presentation:class="title">
          <draw:text-box>
            <text:p>About M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4" draw:layer="layout" svg:width="25.199cm" svg:height="13.86cm" svg:x="1.4cm" svg:y="4.914cm" presentation:class="subtitle" presentation:user-transformed="true">
          <draw:text-box>
            <text:p text:style-name="P3">Assumptions</text:p>
            <text:p text:style-name="P3"/>
            <text:p text:style-name="P3">Introduction</text:p>
            <text:p text:style-name="P2">History</text:p>
            <text:p text:style-name="P2">Elements</text:p>
            <text:p text:style-name="P2">Exceptions</text:p>
            <text:p text:style-name="P2">Java</text:p>
            <text:p text:style-name="P2">Related Work</text:p>
          </draw:text-box>
        </draw:frame>
        <draw:frame presentation:style-name="pr5" draw:layer="layout" svg:width="25.199cm" svg:height="3.256cm" svg:x="1.4cm" svg:y="0.962cm" presentation:class="title">
          <draw:text-box>
            <text:p>Outlin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roduction</text:p>
          </draw:text-box>
        </draw:frame>
        <draw:frame presentation:style-name="pr7" draw:text-style-name="P2" draw:layer="layout" svg:width="25.099cm" svg:height="13.609cm" svg:x="1.5cm" svg:y="5.039cm" presentation:class="subtitle" presentation:user-transformed="true">
          <draw:text-box>
            <text:p text:style-name="P2">Design By Contract:</text:p>
            <text:p text:style-name="P2"/>
            <text:list text:style-name="L1">
              <text:list-item>
                <text:p text:style-name="P2">Approach to design and implementation</text:p>
              </text:list-item>
              <text:list-item>
                <text:p text:style-name="P3">Define formal, precise specifications</text:p>
              </text:list-item>
              <text:list-item>
                <text:p text:style-name="P2">Uses metaphor of business contracts</text:p>
              </text:list-item>
              <text:list-item>
                <text:p text:style-name="P2">Preconditions, postconditions and invariants to classes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tract Principle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Binds two or more parties: supplier and client</text:p>
              </text:list-item>
              <text:list-item>
                <text:p>Explicit</text:p>
              </text:list-item>
              <text:list-item>
                <text:p>Specifies mutual obligations and benefits</text:p>
              </text:list-item>
              <text:list-item>
                <text:p>No hidden clauses</text:p>
              </text:list-item>
              <text:list-item>
                <text:p>Relies on general rules to contracts (laws, regulations, standard practices, etc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tivation</text:p>
          </draw:text-box>
        </draw:frame>
        <draw:frame presentation:style-name="pr8" draw:layer="layout" svg:width="25.199cm" svg:height="15.517cm" svg:x="1.4cm" svg:y="4.914cm" presentation:class="outline" presentation:user-transformed="true">
          <draw:text-box>
            <text:list text:style-name="L2">
              <text:list-item>
                <text:p><text:span text:style-name="T1">Help produce correct software - specification with code</text:span></text:p>
              </text:list-item>
              <text:list-item>
                <text:p><text:span text:style-name="T1">Clear responsibility of concerns between client and service</text:span></text:p>
              </text:list-item>
              <text:list-item>
                <text:p><text:span text:style-name="T1">Basis for reasoning or proof of software</text:span></text:p>
              </text:list-item>
              <text:list-item>
                <text:p text:style-name="P4"><text:span text:style-name="T1">Basis for testing, debugging, self checking and exception handling</text:span></text:p>
              </text:list-item>
              <text:list-item>
                <text:p><text:span text:style-name="T1">Software documentation</text:span></text:p>
              </text:list-item>
              <text:list-item>
                <text:p><text:span text:style-name="T1">Higher reuse through more reliable software</text:span></text:p>
              </text:list-item>
              <text:list-item>
                <text:p><text:span text:style-name="T1">Inheritance</text:span></text:p>
              </text:list-item>
              <text:list-item>
                <text:p><text:span text:style-name="T1">No 1 Java Request for Enhancement (RFE) (http://bugs.sun.com/bugdatabase/top25_rfes.do)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xample Contract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Australia Post</text:p>
              </text:list-item>
              <text:list-item>
                <text:p>Guaranteed Delivery Contract</text:p>
                <text:p/>
              </text:list-item>
            </text:list>
          </draw:text-box>
        </draw:frame>
        <draw:frame draw:style-name="standard" draw:layer="layout" svg:width="22.999cm" svg:height="7.331cm" svg:x="3cm" svg:y="9.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Party</text:p>
              </table:table-cell>
              <table:table-cell>
                <text:p>Obligations</text:p>
              </table:table-cell>
              <table:table-cell>
                <text:p>Benefits</text:p>
              </table:table-cell>
            </table:table-row>
            <table:table-row table:style-name="ro2" table:default-cell-style-name="ce1">
              <table:table-cell>
                <text:p>Client</text:p>
              </table:table-cell>
              <table:table-cell>
                <text:p>Provide <text:s/>package of less than specified weight and size and pay money.</text:p>
              </table:table-cell>
              <table:table-cell>
                <text:p>Package delivered within x hours.</text:p>
              </table:table-cell>
            </table:table-row>
            <table:table-row table:style-name="ro3" table:default-cell-style-name="ce1">
              <table:table-cell>
                <text:p>Supplier</text:p>
              </table:table-cell>
              <table:table-cell>
                <text:p>Deliver package within x hours.</text:p>
              </table:table-cell>
              <table:table-cell>
                <text:p>Package is not too big, heavy or unpaid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Industrial Vat Example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See vat.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Influences</text:p>
          </draw:text-box>
        </draw:frame>
        <draw:frame presentation:style-name="pr9" draw:layer="layout" svg:width="25.199cm" svg:height="15.734cm" svg:x="1.4cm" svg:y="4.914cm" presentation:class="outline" presentation:user-transformed="true">
          <draw:text-box>
            <text:list text:style-name="L2">
              <text:list-item>
                <text:p><text:span text:style-name="T2">Based on axiomatic semantics in late 60s and early 70s (Robert Floyd, Tony Hoare and Edsger Dijkstra)</text:span></text:p>
              </text:list-item>
              <text:list-item>
                <text:p><text:span text:style-name="T2">Influenced by formal specification languages (Z, VDM, Object Z, etc.)</text:span></text:p>
              </text:list-item>
              <text:list-item>
                <text:p><text:span text:style-name="T2">Eiffel first mainstream programming language with contracts (1986, Bertrand Meyer)</text:span></text:p>
              </text:list-item>
              <text:list-item>
                <text:p><text:span text:style-name="T2">Other languages</text:span></text:p>
                <text:list>
                  <text:list-item>
                    <text:p><text:span text:style-name="T2">Nana (C++), Cofoja, JML, Contractor4J (Java), Spec#, Code Contracts (.NET), D, Racket, Ada, Groovy, JavaScript, Lisp, Perl, Python, Ruby and others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Hoare Logic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are Triple</text:p>
                <text:list>
                  <text:list-item>
                    <text:p>{Pre} Command {Post}</text:p>
                  </text:list-item>
                </text:list>
              </text:list-item>
              <text:list-item>
                <text:p>Simple imperative language </text:p>
                <text:list>
                  <text:list-item>
                    <text:p>Guarded Command Language (GCL)</text:p>
                  </text:list-item>
                </text:list>
              </text:list-item>
              <text:list-item>
                <text:p>Axioms and inference rules for develop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CL Specification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Integer Square Root (rounded down)</text:p>
                <text:p>|[ con N: int { N &gt;= 0};</text:p>
                <text:list>
                  <text:list-header>
                    <text:p>var x: int;</text:p>
                    <text:p><text:span text:style-name="T3">square_root</text:span></text:p>
                    <text:p>{x^2 &lt;= N and (x + 1)^2 &gt; N}</text:p>
                  </text:list-header>
                </text:list>
                <text:p>]|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CL Program Refinement</text:p>
          </draw:text-box>
        </draw:frame>
        <draw:frame presentation:style-name="pr8" draw:layer="layout" svg:width="25.199cm" svg:height="13.609cm" svg:x="1.301cm" svg:y="4.391cm" presentation:class="outline" presentation:user-transformed="true">
          <draw:text-box>
            <text:list text:style-name="L2">
              <text:list-header>
                <text:p>Integer Square Root (rounded down)</text:p>
                <text:p>|[ con N: int { N &gt;= 0};</text:p>
                <text:list>
                  <text:list-header>
                    <text:p>var x: int;</text:p>
                    <text:p>x := 0;</text:p>
                    <text:p>{invariant: 0 &lt;= x and x^2 &lt;= N, bound: N – x^2 &gt; 0}</text:p>
                    <text:p>do (x + 1) * (x + 1) &lt;= N → x := x + 1; od</text:p>
                    <text:p>{x^2 &lt;= N and (x + 1)^2 &gt; N}</text:p>
                  </text:list-header>
                </text:list>
                <text:p>]|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Abstract Data Types (ADT)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Mathematical model of data types and their semantics</text:p>
              </text:list-item>
              <text:list-item>
                <text:p>Defined by operations and effects of operations</text:p>
              </text:list-item>
              <text:list-item>
                <text:p>Stack ADT operations: new, empty, push, pop, t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ack ADT</text:p>
          </draw:text-box>
        </draw:frame>
        <draw:frame presentation:style-name="pr8" draw:text-style-name="P5" draw:layer="layout" svg:width="25.199cm" svg:height="15.395cm" svg:x="1.5cm" svg:y="4.891cm" presentation:class="outline" presentation:user-transformed="true">
          <draw:text-box>
            <text:p><text:span text:style-name="T4">Type</text:span></text:p>
            <text:list text:style-name="L2">
              <text:list-item>
                <text:p><text:span text:style-name="T4">Stack</text:span></text:p>
              </text:list-item>
            </text:list>
            <text:p><text:span text:style-name="T4">Functions</text:span></text:p>
            <text:list text:continue-numbering="true" text:style-name="L2">
              <text:list-item>
                <text:p><text:span text:style-name="T4">new: Stack[T]</text:span></text:p>
              </text:list-item>
              <text:list-item>
                <text:p><text:span text:style-name="T4">empty: Stack[T] → Boolean</text:span></text:p>
              </text:list-item>
              <text:list-item>
                <text:p><text:span text:style-name="T4">push: Stack[T] X T → Stack[T]</text:span></text:p>
              </text:list-item>
              <text:list-item>
                <text:p><text:span text:style-name="T4">pop: Stack[T] → Stack[T]</text:span></text:p>
              </text:list-item>
              <text:list-item>
                <text:p><text:span text:style-name="T4">top: Stack[T] → T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tack ADT (2)</text:p>
          </draw:text-box>
        </draw:frame>
        <draw:frame presentation:style-name="pr8" draw:text-style-name="P5" draw:layer="layout" svg:width="25.199cm" svg:height="13.629cm" svg:x="1.4cm" svg:y="4.914cm" presentation:class="outline" presentation:user-transformed="true">
          <draw:text-box>
            <text:p><text:span text:style-name="T4">Preconditions</text:span></text:p>
            <text:list text:style-name="L2">
              <text:list-item>
                <text:p><text:span text:style-name="T4">pop: not empty</text:span></text:p>
              </text:list-item>
              <text:list-item>
                <text:p><text:span text:style-name="T4">top: not empty</text:span></text:p>
              </text:list-item>
            </text:list>
            <text:p><text:span text:style-name="T4">Axioms</text:span></text:p>
            <text:list text:continue-numbering="true" text:style-name="L2">
              <text:list-item>
                <text:p><text:span text:style-name="T4">empty(new)</text:span></text:p>
              </text:list-item>
              <text:list-item>
                <text:p><text:span text:style-name="T4">not empty (push(s, x))</text:span></text:p>
              </text:list-item>
              <text:list-item>
                <text:p><text:span text:style-name="T4">top(push(s, x)) = x</text:span></text:p>
              </text:list-item>
              <text:list-item>
                <text:p><text:span text:style-name="T4">pop(push(s, x)) = 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tract Elements</text:p>
          </draw:text-box>
        </draw:frame>
        <draw:frame presentation:style-name="pr8" draw:text-style-name="P7" draw:layer="layout" svg:width="25.199cm" svg:height="13.609cm" svg:x="1.4cm" svg:y="4.914cm" presentation:class="outline" presentation:user-transformed="true">
          <draw:text-box>
            <text:p text:style-name="P6"><text:span text:style-name="T5">Precondition</text:span></text:p>
            <text:p text:style-name="P6"><text:span text:style-name="T5">Postcondition</text:span></text:p>
            <text:p text:style-name="P6"><text:span text:style-name="T5">Class Invariant</text:span></text:p>
            <text:p text:style-name="P6"><text:span text:style-name="T5">Assertion</text:span></text:p>
            <text:p text:style-name="P6"><text:span text:style-name="T5">Loop Invariants and Variants</text:span></text:p>
            <text:p text:style-name="P6"><text:span text:style-name="T5"/></text:p>
            <text:p text:style-name="P6"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lass Correctnes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When is a class correct?</text:p>
                <text:list>
                  <text:list-item>
                    <text:p>Instantiation: {PRE} BODY {POST and INV}</text:p>
                  </text:list-item>
                  <text:list-item>
                    <text:p>Methods: {PRE and INV} BODY {POST and INV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Loop Invariants and Variants</text:p>
          </draw:text-box>
        </draw:frame>
        <draw:frame presentation:style-name="pr8" draw:layer="layout" svg:width="25.199cm" svg:height="13.612cm" svg:x="1.4cm" svg:y="4.914cm" presentation:class="outline" presentation:user-transformed="true">
          <draw:text-box>
            <text:list text:style-name="L2">
              <text:list-header>
                <text:p>Loops common source of defects</text:p>
                <text:list>
                  <text:list-item>
                    <text:p>Off by one</text:p>
                  </text:list-item>
                  <text:list-item>
                    <text:p>Edge cases</text:p>
                  </text:list-item>
                  <text:list-item>
                    <text:p>Infinite loops</text:p>
                  </text:list-item>
                </text:list>
                <text:p>Loop elements</text:p>
                <text:list>
                  <text:list-item>
                    <text:p>Guard</text:p>
                  </text:list-item>
                  <text:list-item>
                    <text:p>Postcondition</text:p>
                  </text:list-item>
                  <text:list-item>
                    <text:p>Invariant property that generalises Postcondition</text:p>
                  </text:list-item>
                  <text:list-item>
                    <text:p>Bound on iterations (variant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heritance</text:p>
          </draw:text-box>
        </draw:frame>
        <draw:frame presentation:style-name="pr8" draw:layer="layout" svg:width="25.199cm" svg:height="13.785cm" svg:x="1.4cm" svg:y="4.914cm" presentation:class="outline" presentation:user-transformed="true">
          <draw:text-box>
            <text:list text:style-name="L2">
              <text:list-item>
                <text:p>Class Invariant of child class is conjunction of the class's invariant and all ancestors' invariants</text:p>
              </text:list-item>
              <text:list-item>
                <text:p>Method Overriding</text:p>
                <text:list>
                  <text:list-item>
                    <text:p>Precondition kept or weakened; disjunction of parent's precondition</text:p>
                  </text:list-item>
                  <text:list-item>
                    <text:p>Postcondition kept or strengthened; conjunction of parent's postcondition</text:p>
                  </text:list-item>
                </text:list>
              </text:list-item>
              <text:list-item>
                <text:p>Behavioral subtyping - similar to contravariant parameters and covariant return typ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untime Monitoring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Eiffel allows runtime configuration of contracts</text:p>
                <text:list>
                  <text:list-item>
                    <text:p>Particular cluster (package)</text:p>
                  </text:list-item>
                  <text:list-item>
                    <text:p>Contract level (none, require, ensure, invariant, loop, check, all)</text:p>
                  </text:list-item>
                </text:list>
                <text:p>How much monitoring?</text:p>
                <text:list>
                  <text:list-item>
                    <text:p>Debugging – all</text:p>
                  </text:list-item>
                  <text:list-item>
                    <text:p>Production - requi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Arianne 5 Disaster</text:p>
          </draw:text-box>
        </draw:frame>
        <draw:frame presentation:style-name="pr8" draw:text-style-name="P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6">Rocket delivering payloads into low Earth orbit</text:span></text:p>
              </text:list-item>
              <text:list-item>
                <text:p><text:span text:style-name="T6">Exception 37 seconds into flight (in Ada) not processed; rocket self destructed</text:span></text:p>
              </text:list-item>
              <text:list-item>
                <text:p><text:span text:style-name="T6">$500 million - uninsured</text:span></text:p>
              </text:list-item>
              <text:list-item>
                <text:p><text:span text:style-name="T6">Exception caused by incorrect conversion: 64 bit real converted to 16 bit int</text:span></text:p>
              </text:list-item>
              <text:list-item>
                <text:p><text:span text:style-name="T6">Analysis had “proven” exception could not occur; the horizontal bias could always be represented as a 16 bit int</text:span></text:p>
              </text:list-item>
              <text:list-item>
                <text:p><text:span text:style-name="T6">Error not caused by: design, implementation, language, testing, quality assurance</text:span></text:p>
              </text:list-item>
              <text:list-item>
                <text:p><text:span text:style-name="T6">Reuse error </text:span></text:p>
                <text:list>
                  <text:list-item>
                    <text:p><text:span text:style-name="T6">Analysis correct for Arianne 4</text:span></text:p>
                  </text:list-item>
                  <text:list-item>
                    <text:p><text:span text:style-name="T6">Assumption in design docu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iffel Exception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Failure</text:p>
                <text:list>
                  <text:list-item>
                    <text:p>An operation cannot fulfill it's contract</text:p>
                  </text:list-item>
                </text:list>
              </text:list-item>
              <text:list-item>
                <text:p>Exception</text:p>
                <text:list>
                  <text:list-item>
                    <text:p>Undesirable event during execution of method</text:p>
                  </text:list-item>
                </text:list>
              </text:list-item>
              <text:list-item>
                <text:p>Exception Handling</text:p>
                <text:list>
                  <text:list-item>
                    <text:p>Concede failure and trigger exception in client</text:p>
                  </text:list-item>
                  <text:list-item>
                    <text:p>Re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xception Mechanism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Rescue</text:p>
                <text:list>
                  <text:list-item>
                    <text:p>Handle exception</text:p>
                  </text:list-item>
                </text:list>
              </text:list-item>
              <text:list-item>
                <text:p>Retry</text:p>
                <text:list>
                  <text:list-item>
                    <text:p>Performed within rescue clause</text:p>
                  </text:list-item>
                  <text:list-item>
                    <text:p>Perform method again</text:p>
                  </text:list-item>
                </text:list>
              </text:list-item>
              <text:list-item>
                <text:p>See exception_example.txt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Exception Correctness</text:p>
          </draw:text-box>
        </draw:frame>
        <draw:frame presentation:style-name="pr10" draw:text-style-name="P10" draw:layer="layout" svg:width="25.599cm" svg:height="15.249cm" svg:x="0.377cm" svg:y="4.028cm" presentation:class="outline" presentation:user-transformed="true">
          <draw:text-box>
            <text:list text:style-name="L2">
              <text:list-item>
                <text:p text:style-name="P9"><text:span text:style-name="T4">Instantiation</text:span></text:p>
                <text:list>
                  <text:list-item>
                    <text:p text:style-name="P9"><text:span text:style-name="T4">{PRE} BODY {INV and POST}</text:span></text:p>
                  </text:list-item>
                </text:list>
              </text:list-item>
              <text:list-item>
                <text:p text:style-name="P9"><text:span text:style-name="T4">Normal method</text:span></text:p>
                <text:list>
                  <text:list-item>
                    <text:p text:style-name="P9"><text:span text:style-name="T4">{INV and PRE} BODY {INV and POST}</text:span></text:p>
                  </text:list-item>
                </text:list>
              </text:list-item>
              <text:list-item>
                <text:p text:style-name="P9"><text:span text:style-name="T4">Exception</text:span></text:p>
                <text:list>
                  <text:list-item>
                    <text:p text:style-name="P9"><text:span text:style-name="T4">{True} RESCUE {INV}</text:span></text:p>
                  </text:list-item>
                </text:list>
              </text:list-item>
              <text:list-item>
                <text:p text:style-name="P9"><text:span text:style-name="T4">Transaction Comparis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ontracts For Java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Cofoja, a Google 20% project</text:p>
              </text:list-item>
              <text:list-item>
                <text:p>Release Feb 2011</text:p>
              </text:list-item>
              <text:list-item>
                <text:p>Class invariants, preconditions and postconditions, exceptions implemented as errors</text:p>
              </text:list-item>
              <text:list-item>
                <text:p>Mechanisms: annotation processing, bytecode instrumentation, non intrusive, separate contract compilation, type safe contracts, standard compi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Cofoja Stack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See java source</text:p>
              </text:list-item>
              <text:list-item>
                <text:p>Contracts, inheritance, runtime monitor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Cofoja Process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See compilation and deployment process diagram, p5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Contract Lifecycle</text:p>
          </draw:text-box>
        </draw:frame>
        <draw:frame presentation:style-name="pr8" draw:layer="layout" svg:width="25.199cm" svg:height="13.609cm" svg:x="1.4cm" svg:y="4.914cm" presentation:class="outline">
          <draw:text-box>
            <text:list text:style-name="L2">
              <text:list-item>
                <text:p>See execution of annotation processor, p9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Motivation Review</text:p>
          </draw:text-box>
        </draw:frame>
        <draw:frame presentation:style-name="pr8" draw:layer="layout" svg:width="25.199cm" svg:height="14.492cm" svg:x="1.4cm" svg:y="4.914cm" presentation:class="outline" presentation:user-transformed="true">
          <draw:text-box>
            <text:list text:style-name="L2">
              <text:list-item>
                <text:p><text:span text:style-name="T1">Help produce correct software - specification with code</text:span></text:p>
              </text:list-item>
              <text:list-item>
                <text:p><text:span text:style-name="T1">Clear responsibility of concerns between client and service</text:span></text:p>
              </text:list-item>
              <text:list-item>
                <text:p><text:span text:style-name="T1">Basis for reasoning or proof of software</text:span></text:p>
              </text:list-item>
              <text:list-item>
                <text:p text:style-name="P4"><text:span text:style-name="T1">Basis for testing, debugging, self checking and exception handling</text:span></text:p>
              </text:list-item>
              <text:list-item>
                <text:p><text:span text:style-name="T1">Software documentation</text:span></text:p>
              </text:list-item>
              <text:list-item>
                <text:p><text:span text:style-name="T1">Higher reuse through more reliable software</text:span></text:p>
              </text:list-item>
              <text:list-item>
                <text:p><text:span text:style-name="T1">Inheritance</text:span></text:p>
                <text:p><text:span text:style-name="T1"/>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lated Fields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4">Program verification</text:p>
              </text:list-item>
              <text:list-item>
                <text:p text:style-name="P4">Formal specification and verification</text:p>
              </text:list-item>
              <text:list-item>
                <text:p text:style-name="P4">Specification based testing</text:p>
              </text:list-item>
              <text:list-item>
                <text:p>Hoare logic and program refinement</text:p>
              </text:list-item>
              <text:list-item>
                <text:p>Type Theory</text:p>
              </text:list-item>
              <text:list-item>
                <text:p>Concurrency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ferences</text:p>
          </draw:text-box>
        </draw:frame>
        <draw:frame presentation:style-name="pr8" draw:text-style-name="P12" draw:layer="layout" svg:width="25.199cm" svg:height="14.601cm" svg:x="1.4cm" svg:y="4.914cm" presentation:class="outline" presentation:user-transformed="true">
          <draw:text-box>
            <text:p text:style-name="P12"><text:span text:style-name="T7">Meyer: Object Oriented Software Construction, 1997.</text:span></text:p>
            <text:p text:style-name="P12"><text:span text:style-name="T7">Meyer: Applying Design By Contract.</text:span></text:p>
            <text:p text:style-name="P12"><text:span text:style-name="T7">Harper: Practical Foundations of Programming Languages, 2010, </text:span><text:span text:style-name="T7"><text:a xlink:href="http://www.cs.cmu.edu/~rwh/plbook/book.pdf">http://www.cs.cmu.edu/~rwh/plbook/book.pdf</text:a></text:span><text:span text:style-name="T7">.</text:span></text:p>
            <text:p text:style-name="P12"><text:span text:style-name="T7">Walden and Nerson, Seamless Object-Oriented Software Architecture, 1994, </text:span><text:span text:style-name="T7"><text:a xlink:href="http://www.bon-method.com/">http://www.bon-method.com</text:a></text:span><text:span text:style-name="T7">.</text:span></text:p>
            <text:p text:style-name="P12"><text:span text:style-name="T7">Pierce, Types and Programming Languages, 2002.</text:span></text:p>
            <text:p text:style-name="P12"><text:span text:style-name="T7">Pierce, Advanced Topics in Types and Programming Languages, 2005.</text:span></text:p>
            <text:p text:style-name="P12"><text:span text:style-name="T7">Poernomo, Adapting the Proofs-as-Programs to Imperative SML, </text:span><text:span text:style-name="T7"><text:a xlink:href="http://www.cs.cornell.edu/Nuprl/PRLSeminar/PRLSeminar03_04/Poernomo/iman_nuprl_seminar.pdf">http://www.cs.cornell.edu/Nuprl/PRLSeminar/PRLSeminar03_04/Poernomo/iman_nuprl_seminar.pdf</text:a></text:span></text:p>
            <text:p text:style-name="P12"><text:span text:style-name="T7">Sorensen and Urzyczun, Lectures on the Howard-Curry Isomorphism</text:span></text:p>
            <text:p text:style-name="P12"><text:span text:style-name="T7">Altenkirch, Danielsson, Loh and Oury: Dependent Types Without the Sugar</text:span></text:p>
            <text:p text:style-name="P12"><text:span text:style-name="T7">Hanks: Structured Propositions as Types.</text:span></text:p>
            <text:p text:style-name="P12"><text:span text:style-name="T7">Guevers: Introduction to Type Theory</text:span></text:p>
            <text:p text:style-name="P12"><text:span text:style-name="T7">Pfenning: Lecture Notes on Proofs as Programs</text:span></text:p>
            <text:p text:style-name="P12"><text:span text:style-name="T7">Wadler: Proofs are Programs: 19</text:span><text:span text:style-name="T8">th</text:span><text:span text:style-name="T7"> Century Logic and 21</text:span><text:span text:style-name="T8">st</text:span><text:span text:style-name="T7"> Century Computing</text:span></text:p>
            <text:p text:style-name="P12"><text:span text:style-name="T7">Awodey: Propositions as [Types]</text:span></text:p>
            <text:p text:style-name="P12"><text:span text:style-name="T7">Altenkirch, McBride and McKinna: Why Dependent Types Matt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  <officeooo:annotation svg:x="0cm" svg:y="0cm">
          <dc:creator>Mark Perry</dc:creator>
          <dc:date>2011-11-15T12:19:11</dc:date>
          <text:p>te</text:p>
        </officeooo:annotation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ferences (2)</text:p>
          </draw:text-box>
        </draw:frame>
        <draw:frame presentation:style-name="pr8" draw:layer="layout" svg:width="25.199cm" svg:height="13.609cm" svg:x="1.4cm" svg:y="4.914cm" presentation:class="outline" presentation:user-transformed="true">
          <draw:text-box>
            <text:p text:style-name="P12"/>
            <text:p text:style-name="P12"><text:span text:style-name="T7">Hinze, Jeuring and Loh: Typed Contracts for Functional Programming</text:span></text:p>
            <text:p text:style-name="P12"><text:span text:style-name="T7">Barnett, Muller, Fahndrich, Schulte, Leino and Venter: Specification and Verification: The Spec# Experience</text:span></text:p>
            <text:p text:style-name="P12"><text:span text:style-name="T7">Aberhold: Second Order Programs with Preconditions</text:span></text:p>
            <text:p text:style-name="P12"><text:span text:style-name="T7">Guha, Matthews and Findler: Relationally-Parametric Polymorphic Contracts</text:span></text:p>
            <text:p text:style-name="P12"><text:span text:style-name="T7">Rieken: Design By Contract for Java – Revised</text:span></text:p>
            <text:p text:style-name="P12"><text:span text:style-name="T7">Leavens, Baker, Ruby: Preliminary Design of JML: A Behavioural Interface Specification Language for Java</text:span></text:p>
            <text:p text:style-name="P12"><text:span text:style-name="T7">Nanevski, Ahmed, Morrisett and Birkedal: Abstract Predicates and Mutable ADTs in Hoare Type Theory</text:span></text:p>
            <text:p text:style-name="P12"><text:span text:style-name="T7">Findler and Felleisen: Contracts for Higher-Order Functions</text:span></text:p>
            <text:p text:style-name="P12"><text:span text:style-name="T7">Antoy and Hanus: Contracts and Specifications for Functional Logic Programming</text:span></text:p>
            <text:p text:style-name="P12"><text:span text:style-name="T7">Xu: Static Contract Checking for Haske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fo:font-family="OpenSymbol, 'Arial Unicode MS'" fo:font-size="12pt" fo:language="en" fo:country="US" style:font-family-asian="OpenSymbol, 'Arial Unicode MS'" style:language-asian="en" style:country-asian="US" style:font-family-complex="OpenSymbol, 'Arial Unicode MS'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k Perry</meta:initial-creator>
    <meta:creation-date>2011-08-08T20:18:12.18</meta:creation-date>
    <meta:editing-duration>PT18H35M21S</meta:editing-duration>
    <meta:editing-cycles>91</meta:editing-cycles>
    <dc:date>2011-11-15T22:27:38.96</dc:date>
    <dc:creator>Mark Perry</dc:creator>
    <meta:generator>OpenOffice.org/3.2$Win32 OpenOffice.org_project/320m18$Build-9502</meta:generator>
    <meta:document-statistic meta:object-count="150"/>
  </office:meta>
</office:document-meta>
</file>